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b3b8" officeooo:paragraph-rsid="001db3b8"/>
    </style:style>
    <style:style style:name="P2" style:family="paragraph" style:parent-style-name="Standard">
      <style:paragraph-properties fo:text-align="start" style:justify-single-word="false"/>
      <style:text-properties officeooo:rsid="001e3f74" officeooo:paragraph-rsid="001e3f74"/>
    </style:style>
    <style:style style:name="P3" style:family="paragraph" style:parent-style-name="Standard">
      <style:paragraph-properties fo:text-align="start" style:justify-single-word="false"/>
      <style:text-properties officeooo:paragraph-rsid="001e3f74"/>
    </style:style>
    <style:style style:name="P4" style:family="paragraph" style:parent-style-name="Standard">
      <style:paragraph-properties fo:text-align="start" style:justify-single-word="false"/>
      <style:text-properties officeooo:rsid="001fe692" officeooo:paragraph-rsid="001fe692"/>
    </style:style>
    <style:style style:name="P5" style:family="paragraph" style:parent-style-name="Standard">
      <style:paragraph-properties fo:text-align="start" style:justify-single-word="false"/>
      <style:text-properties officeooo:rsid="0021c18a" officeooo:paragraph-rsid="0021c18a"/>
    </style:style>
    <style:style style:name="P6" style:family="paragraph" style:parent-style-name="Standard">
      <style:paragraph-properties fo:text-align="start" style:justify-single-word="false"/>
      <style:text-properties officeooo:rsid="0022514c" officeooo:paragraph-rsid="0022514c"/>
    </style:style>
    <style:style style:name="P7" style:family="paragraph" style:parent-style-name="Standard">
      <style:paragraph-properties fo:text-align="start" style:justify-single-word="false"/>
      <style:text-properties officeooo:rsid="00237fa5" officeooo:paragraph-rsid="00237fa5"/>
    </style:style>
    <style:style style:name="P8" style:family="paragraph" style:parent-style-name="Standard">
      <style:paragraph-properties fo:text-align="start" style:justify-single-word="false"/>
      <style:text-properties officeooo:rsid="0024d54c" officeooo:paragraph-rsid="0024d54c"/>
    </style:style>
    <style:style style:name="P9" style:family="paragraph" style:parent-style-name="Standard">
      <style:paragraph-properties fo:text-align="start" style:justify-single-word="false"/>
      <style:text-properties officeooo:rsid="00252090" officeooo:paragraph-rsid="00252090"/>
    </style:style>
    <style:style style:name="P10" style:family="paragraph" style:parent-style-name="Standard">
      <style:paragraph-properties fo:text-align="start" style:justify-single-word="false"/>
      <style:text-properties officeooo:rsid="0025bdd5" officeooo:paragraph-rsid="0025bdd5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1c18a" officeooo:paragraph-rsid="0021c18a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1e3f74" officeooo:paragraph-rsid="001e3f74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1e3f74" officeooo:paragraph-rsid="001fe692"/>
    </style:style>
    <style:style style:name="P14" style:family="paragraph" style:parent-style-name="Standard" style:list-style-name="L4">
      <style:paragraph-properties fo:text-align="start" style:justify-single-word="false"/>
      <style:text-properties officeooo:rsid="001e3f74" officeooo:paragraph-rsid="0025bdd5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1fe692" officeooo:paragraph-rsid="001fe692"/>
    </style:style>
    <style:style style:name="P16" style:family="paragraph" style:parent-style-name="Standard" style:list-style-name="L4">
      <style:paragraph-properties fo:text-align="start" style:justify-single-word="false"/>
      <style:text-properties officeooo:rsid="001fe692" officeooo:paragraph-rsid="0025d358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237fa5" officeooo:paragraph-rsid="00237fa5"/>
    </style:style>
    <style:style style:name="P18" style:family="paragraph" style:parent-style-name="Standard" style:list-style-name="L3">
      <style:paragraph-properties fo:text-align="start" style:justify-single-word="false"/>
      <style:text-properties officeooo:rsid="0024d54c" officeooo:paragraph-rsid="0024d54c"/>
    </style:style>
    <style:style style:name="P19" style:family="paragraph" style:parent-style-name="Standard">
      <style:paragraph-properties fo:text-align="start" style:justify-single-word="false"/>
      <style:text-properties officeooo:rsid="0025bdd5" officeooo:paragraph-rsid="0025d358"/>
    </style:style>
    <style:style style:name="P20" style:family="paragraph" style:parent-style-name="Standard" style:list-style-name="L3">
      <style:paragraph-properties fo:text-align="start" style:justify-single-word="false"/>
      <style:text-properties officeooo:rsid="0025d358" officeooo:paragraph-rsid="0025d358"/>
    </style:style>
    <style:style style:name="P21" style:family="paragraph" style:parent-style-name="Standard">
      <style:paragraph-properties fo:text-align="start" style:justify-single-word="false"/>
      <style:text-properties officeooo:rsid="0025d358" officeooo:paragraph-rsid="0025d358"/>
    </style:style>
    <style:style style:name="P22" style:family="paragraph" style:parent-style-name="Standard" style:list-style-name="L3">
      <style:paragraph-properties fo:text-align="start" style:justify-single-word="false"/>
      <style:text-properties fo:language="ru" fo:country="RU" officeooo:rsid="0025d358" officeooo:paragraph-rsid="0025d358"/>
    </style:style>
    <style:style style:name="T1" style:family="text">
      <style:text-properties officeooo:rsid="001e3f74"/>
    </style:style>
    <style:style style:name="T2" style:family="text">
      <style:text-properties officeooo:rsid="001fe692"/>
    </style:style>
    <style:style style:name="T3" style:family="text">
      <style:text-properties officeooo:rsid="0021c18a"/>
    </style:style>
    <style:style style:name="T4" style:family="text">
      <style:text-properties officeooo:rsid="0024d54c"/>
    </style:style>
    <style:style style:name="T5" style:family="text">
      <style:text-properties officeooo:rsid="00252090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5d358"/>
    </style:style>
    <style:style style:name="T8" style:family="text">
      <style:text-properties officeooo:rsid="0025d358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25d358"/>
    </style:style>
    <style:style style:name="T11" style:family="text">
      <style:text-properties fo:language="ru" fo:country="RU" officeooo:rsid="001e3f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вила игры по работе с командами для софта «Poligon».</text:p>
      <text:p text:style-name="P5">Вводная часть.</text:p>
      <text:p text:style-name="P5"><text:s text:c="3"/>Реализуется следующая методика работы с командами.</text:p>
      <text:p text:style-name="P5">Все команды для одного объекта (в терминах Uskat) подаются на один node. Аргументы команды (если они требуются) передаются через отдельные node. Считаем что у нас команда может быть только с одним аргументом,<text:span text:style-name="T6"> </text:span><text:span text:style-name="T7">и</text:span><text:span text:style-name="T10">ли б</text:span><text:span text:style-name="T10">ез аргумента,</text:span><text:span text:style-name="T6"> </text:span>а тип аргумента может быть один из:</text:p>
      <text:list xml:id="list2677492454" text:style-name="L1">
        <text:list-item>
          <text:p text:style-name="P11">целочисленный <text:span text:style-name="T7">int16</text:span></text:p>
        </text:list-item>
        <text:list-item>
          <text:p text:style-name="P11">плавающий <text:span text:style-name="T7">float</text:span></text:p>
        </text:list-item>
      </text:list>
      <text:p text:style-name="P6">Список команд для каждого класса (тип блока в OPC UA) фиксируется в процессе разработки.</text:p>
      <text:p text:style-name="P5"/>
      <text:p text:style-name="P3"><text:span text:style-name="T3">Структура OPC UA дерева Poligon</text:span><text:span text:style-name="T1">.</text:span></text:p>
      <text:p text:style-name="P2"><text:s text:c="2"/>Для реализации функционала команд на уровне OPC UA сервера реализуется следующая структура.</text:p>
      <text:p text:style-name="P2">У каждого функционального блока софта контроллера ( аналог объекта USkat ) в обязательном порядке создаются следующие node:</text:p>
      <text:list xml:id="list3487302434" text:style-name="L2">
        <text:list-item>
          <text:p text:style-name="P12"><text:span text:style-name="T7">C</text:span><text:span text:style-name="T6">mdId</text:span> — узел на запись типа int в который необходимо записать код команды </text:p>
        </text:list-item>
        <text:list-item>
          <text:p text:style-name="P12"><text:span text:style-name="T7">C</text:span>mdArgInt - узел на запись типа int в который необходимо аргумент команды типа int</text:p>
        </text:list-item>
        <text:list-item>
          <text:p text:style-name="P13"><text:span text:style-name="T7">C</text:span>mdArgFlt - узел на запись типа float в который необходимо аргумент команды типа float</text:p>
        </text:list-item>
        <text:list-item>
          <text:p text:style-name="P15">Cmd<text:span text:style-name="T7">Feedback</text:span> <text:span text:style-name="T1"><text:s/>- <text:s/>узел на </text:span>чтение<text:span text:style-name="T1"> типа int </text:span>с которого читается подтверждение что контроллер принял команду в обработку. Мост OPC UA - Uskat ( далее мост) должен читать этот node и сбрасывать <text:span text:style-name="T1">cmdId </text:span>в ноль после того как контроллер подтверждает прохождение/получение команды</text:p>
        </text:list-item>
      </text:list>
      <text:p text:style-name="P4"/>
      <text:p text:style-name="P5">Системное описание команды в Uskat</text:p>
      <text:p text:style-name="P7">Каждая команда из списка допустимых команд одного класса должна быть создана «руками» в редакторе классов по следующим правилам:</text:p>
      <text:list xml:id="list4047774772" text:style-name="L3">
        <text:list-item>
          <text:p text:style-name="P17">id команды <text:span text:style-name="T4">по шаблону </text:span>cmdXxx, <text:span text:style-name="T4">где Xxx значащее название</text:span></text:p>
        </text:list-item>
        <text:list-item>
          <text:p text:style-name="P20">обязательный аргумент команды <text:span text:style-name="T6">argId – </text:span><text:span text:style-name="T9">он как раз будет записываться в </text:span><text:span text:style-name="T6">CmdId node</text:span></text:p>
        </text:list-item>
        <text:list-item>
          <text:p text:style-name="P18"><text:span text:style-name="T8">необязательный </text:span>аргумент команды, по шаблону argXxx, где Xxx описание типа : Int, Float, <text:span text:style-name="T8">которые будут записываться в </text:span><text:span text:style-name="T7">CmdArgInt </text:span><text:span text:style-name="T10">или </text:span><text:span text:style-name="T7">CmdArgFlt</text:span></text:p>
        </text:list-item>
        <text:list-item>
          <text:p text:style-name="P22">в поле <text:span text:style-name="T6">Name </text:span>прописывается русское короткое имя команды</text:p>
        </text:list-item>
        <text:list-item>
          <text:p text:style-name="P22">в поле <text:span text:style-name="T6">Description </text:span>копируется поле <text:span text:style-name="T6">Name </text:span>с возможностью редактирования</text:p>
        </text:list-item>
      </text:list>
      <text:p text:style-name="P8"/>
      <text:p text:style-name="P10">Задача конфигурации OPC UA — USkat</text:p>
      <text:p text:style-name="P10"><text:s text:c="2"/>Для всех команд одного объекта необходимо указать один набор nodes:</text:p>
      <text:list xml:id="list2433184967" text:style-name="L4">
        <text:list-item>
          <text:p text:style-name="P14"><text:span text:style-name="T7">C</text:span>mdId <text:s text:c="2"/><text:span text:style-name="T7">&lt;-- <text:s/>argId</text:span></text:p>
        </text:list-item>
        <text:list-item>
          <text:p text:style-name="P14"><text:span text:style-name="T7">C</text:span>mdArgInt <text:s text:c="2"/><text:span text:style-name="T7">&lt;-- argInt</text:span></text:p>
        </text:list-item>
        <text:list-item>
          <text:p text:style-name="P14"><text:span text:style-name="T7">C</text:span>mdArgFlt <text:s text:c="2"/><text:span text:style-name="T7">&lt;-- argFlt</text:span></text:p>
        </text:list-item>
        <text:list-item>
          <text:p text:style-name="P16">Cmd<text:span text:style-name="T7">Feedback <text:s text:c="2"/>--&gt; <text:s/></text:span><text:span text:style-name="T10">куда-то там в алгоритм обработки команды</text:span></text:p>
        </text:list-item>
      </text:list>
      <text:p text:style-name="P10"><text:s/></text:p>
      <text:p text:style-name="P9">Постановка задачи для реализации функционала обработки команд в мосту.</text:p>
      <text:p text:style-name="P10">Задача разбивается на 3 части:</text:p>
      <text:p text:style-name="P10">1. при старте модуля команд, считав с файла конфигурации очередную команду, мост должен считать с сервера описание этой команды.</text:p>
      <text:p text:style-name="P10">2. <text:span text:style-name="T5"><text:s/></text:span>При получении команды от сервера USkat мост из конфигурационной информации знает, на какие nodes нужно писать значения, а из информации от системного описания знает какое значение он должен записать в <text:span text:style-name="T1">cmdId. </text:span><text:s/>Значение аргумента, как и раньше, берется из параметров полученной команды.</text:p>
      <text:p text:style-name="P19"><text:soft-page-break/>3. После установки <text:span text:style-name="T8">С</text:span><text:span text:style-name="T1">mdId </text:span>мост запускает процедуру отслеживания изменения значения <text:span text:style-name="T2">Cmd</text:span><text:span text:style-name="T7">Feedback</text:span><text:span text:style-name="T2">, </text:span>как только оно станет равным <text:span text:style-name="T8">С</text:span><text:span text:style-name="T1">mdId, </text:span>сбрасывает команду, записав 0 в <text:s text:c="2"/><text:span text:style-name="T8">С</text:span><text:span text:style-name="T1">mdId</text:span></text:p>
      <text:p text:style-name="P21">Таймаут на выполнение команды по умолчанию 5с. Если за это время не пришел <text:s/><text:span text:style-name="T2">Cmd</text:span><text:span text:style-name="T6">Feedback, </text:span><text:span text:style-name="T9">то надо записать в <text:s/>С</text:span><text:span text:style-name="T11">mdId <text:s/></text:span><text:span text:style-name="T9">=0, и объявить об ошибке выполнения команды.</text:span>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9-22T13:18:13.947167682</meta:creation-date>
    <dc:date>2023-09-22T15:05:25.697000000</dc:date>
    <meta:editing-duration>PT1H30M23S</meta:editing-duration>
    <meta:editing-cycles>9</meta:editing-cycles>
    <meta:generator>LibreOffice/6.4.5.2$Windows_X86_64 LibreOffice_project/a726b36747cf2001e06b58ad5db1aa3a9a1872d6</meta:generator>
    <dc:creator>Сергей Николаевич Синько</dc:creator>
    <meta:document-statistic meta:table-count="0" meta:image-count="0" meta:object-count="0" meta:page-count="2" meta:paragraph-count="34" meta:word-count="445" meta:character-count="2914" meta:non-whitespace-character-count="2487"/>
  </office:meta>
</office:document-meta>
</file>